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1" calcext:value-type="float">
            <text:p>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56" calcext:value-type="float">
            <text:p>356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3" calcext:value-type="float">
            <text:p>36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4" calcext:value-type="float">
            <text:p>304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5" calcext:value-type="float">
            <text:p>18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5" calcext:value-type="float">
            <text:p>295</text:p>
          </table:table-cell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1" calcext:value-type="float">
            <text:p>121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8" calcext:value-type="float">
            <text:p>118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7" calcext:value-type="float">
            <text:p>17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2" calcext:value-type="float">
            <text:p>3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298" calcext:value-type="float">
            <text:p>29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8" calcext:value-type="float">
            <text:p>258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219" calcext:value-type="float">
            <text:p>21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Counts" style:display-name="PageStyle_TSK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editing-cycles>1</meta:editing-cycles>
    <meta:creation-date>2016-07-04T06:30:50</meta:creation-date>
    <dc:date>2017-05-29T09:55:07</dc:date>
    <dc:language>de-DE</dc:language>
    <meta:editing-duration>P0D</meta:editing-duration>
    <meta:generator>LibreOffice/6.0.0.2$Windows_X86_64 LibreOffice_project/06b618bb6f431d27fd2def25aa19c833e29b61cd</meta:generator>
    <meta:document-statistic meta:table-count="1" meta:cell-count="23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